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</office:automatic-styles>
  <office:body>
    <office:spreadsheet>
      <table:table table:name="Zamówieni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stan minimalny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zamówienie</text:p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formula="of:=SUM([.B3:.B22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>9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formula="of:=[.B3]*[$Obliczenia.$A$2]" office:value-type="float" office:value="41.1428571428571" calcext:value-type="float">
            <text:p>41,1428571428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.B4]*[$Obliczenia.$A$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.B5]*[$Obliczenia.$A$2]" office:value-type="float" office:value="27.4285714285714" calcext:value-type="float">
            <text:p>27,4285714285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.B6]*[$Obliczenia.$A$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.B7]*[$Obliczenia.$A$2]" office:value-type="float" office:value="9.14285714285714" calcext:value-type="float">
            <text:p>9,14285714285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.B8]*[$Obliczenia.$A$2]" office:value-type="float" office:value="4.57142857142857" calcext:value-type="float">
            <text:p>4,571428571428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.B9]*[$Obliczenia.$A$2]" office:value-type="float" office:value="41.1428571428571" calcext:value-type="float">
            <text:p>41,1428571428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.B10]*[$Obliczenia.$A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.B11]*[$Obliczenia.$A$2]" office:value-type="float" office:value="22.8571428571429" calcext:value-type="float">
            <text:p>22,8571428571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.B12]*[$Obliczenia.$A$2]" office:value-type="float" office:value="4.57142857142857" calcext:value-type="float">
            <text:p>4,571428571428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.B13]*[$Obliczenia.$A$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[.B14]*[$Obliczenia.$A$2]" office:value-type="float" office:value="27.4285714285714" calcext:value-type="float">
            <text:p>27,42857142857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.B15]*[$Obliczenia.$A$2]" office:value-type="float" office:value="36.5714285714286" calcext:value-type="float">
            <text:p>36,5714285714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.B16]*[$Obliczenia.$A$2]" office:value-type="float" office:value="36.5714285714286" calcext:value-type="float">
            <text:p>36,5714285714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.B17]*[$Obliczenia.$A$2]" office:value-type="float" office:value="18.2857142857143" calcext:value-type="float">
            <text:p>18,2857142857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.B18]*[$Obliczenia.$A$2]" office:value-type="float" office:value="18.2857142857143" calcext:value-type="float">
            <text:p>18,28571428571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[.B19]*[$Obliczenia.$A$2]" office:value-type="float" office:value="18.2857142857143" calcext:value-type="float">
            <text:p>18,2857142857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.B20]*[$Obliczenia.$A$2]" office:value-type="float" office:value="45.7142857142857" calcext:value-type="float">
            <text:p>45,71428571428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.B21]*[$Obliczenia.$A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[.B22]*[$Obliczenia.$A$2]" office:value-type="float" office:value="32" calcext:value-type="float">
            <text:p>32</text:p>
          </table:table-cell>
        </table:table-row>
      </table:table>
      <table:table table:name="Obliczenia" table:style-name="ta1">
        <table:table-column table:style-name="co1" table:default-cell-style-name="Default"/>
        <table:table-row table:style-name="ro1">
          <table:table-cell office:value-type="string" calcext:value-type="string">
            <text:p>współczynnik skalowania</text:p>
          </table:table-cell>
        </table:table-row>
        <table:table-row table:style-name="ro1">
          <table:table-cell table:formula="of:=[$Zamówienie.D3]/[$Zamówienie.B2]" office:value-type="float" office:value="4.57142857142857" calcext:value-type="float">
            <text:p>4,57142857142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7T01:48:19.326000000</dc:date>
    <meta:editing-duration>PT8M12S</meta:editing-duration>
    <meta:editing-cycles>1</meta:editing-cycles>
    <meta:document-statistic meta:table-count="2" meta:cell-count="69" meta:object-count="0"/>
    <meta:generator>LibreOffice/7.3.0.3$Windows_X86_64 LibreOffice_project/0f246aa12d0eee4a0f7adcefbf7c878fc2238db3</meta:generator>
  </office:meta>
</office:document-meta>
</file>